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0583in"/>
    </style:style>
    <style:style style:name="co2" style:family="table-column">
      <style:table-column-properties fo:break-before="auto" style:column-width="4.1354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3.3173in"/>
    </style:style>
    <style:style style:name="co5" style:family="table-column">
      <style:table-column-properties fo:break-before="auto" style:column-width="1.2402in"/>
    </style:style>
    <style:style style:name="co6" style:family="table-column">
      <style:table-column-properties fo:break-before="auto" style:column-width="1.1972in"/>
    </style:style>
    <style:style style:name="co7" style:family="table-column">
      <style:table-column-properties fo:break-before="auto" style:column-width="1.3047in"/>
    </style:style>
    <style:style style:name="co8" style:family="table-column">
      <style:table-column-properties fo:break-before="auto" style:column-width="2.036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tates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1022" table:default-cell-style-name="ce2"/>
        <table:table-row table:style-name="ro1">
          <table:table-cell table:style-name="ce1" office:value-type="string">
            <text:p>State</text:p>
          </table:table-cell>
          <table:table-cell table:style-name="ce1" office:value-type="string">
            <text:p>Description</text:p>
          </table:table-cell>
          <table:table-cell table:style-name="ce1" table:number-columns-repeated="1022"/>
        </table:table-row>
        <table:table-row table:style-name="ro1">
          <table:table-cell office:value-type="string">
            <text:p>WaitingHelo</text:p>
          </table:table-cell>
          <table:table-cell office:value-type="string">
            <text:p>Client socket accepted, waiting for HELO</text:p>
          </table:table-cell>
          <table:table-cell table:number-columns-repeated="1022"/>
        </table:table-row>
        <table:table-row table:style-name="ro1">
          <table:table-cell office:value-type="string">
            <text:p>Connected (HELO phase done)</text:p>
          </table:table-cell>
          <table:table-cell office:value-type="string">
            <text:p>HELO phase done</text:p>
          </table:table-cell>
          <table:table-cell table:number-columns-repeated="1022"/>
        </table:table-row>
        <table:table-row table:style-name="ro1">
          <table:table-cell office:value-type="string">
            <text:p>MailHeaders</text:p>
          </table:table-cell>
          <table:table-cell office:value-type="string">
            <text:p>MAIL FROM … received, waiting for additional headers or DATA</text:p>
          </table:table-cell>
          <table:table-cell table:number-columns-repeated="1022"/>
        </table:table-row>
        <table:table-row table:style-name="ro1">
          <table:table-cell office:value-type="string">
            <text:p>MailData</text:p>
          </table:table-cell>
          <table:table-cell office:value-type="string">
            <text:p>DATA received, waiting for data</text:p>
          </table:table-cell>
          <table:table-cell table:number-columns-repeated="1022"/>
        </table:table-row>
        <table:table-row table:style-name="ro1">
          <table:table-cell office:value-type="string">
            <text:p>Idle</text:p>
          </table:table-cell>
          <table:table-cell office:value-type="string">
            <text:p>Nobody is connected, waiting for work</text:p>
          </table:table-cell>
          <table:table-cell table:number-columns-repeated="1022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trix" table:style-name="ta1">
        <table:table-column table:style-name="co4" table:default-cell-style-name="ce1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3" table:number-columns-repeated="1019" table:default-cell-style-name="ce2"/>
        <table:table-row table:style-name="ro1">
          <table:table-cell office:value-type="string">
            <text:p>Starting state</text:p>
          </table:table-cell>
          <table:table-cell office:value-type="string">
            <text:p>HelloPhase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string">
            <text:p>HelloPhase</text:p>
          </table:table-cell>
          <table:table-cell table:style-name="ce1" office:value-type="string">
            <text:p>Connected</text:p>
          </table:table-cell>
          <table:table-cell table:style-name="ce1" office:value-type="string">
            <text:p>MailHeaders</text:p>
          </table:table-cell>
          <table:table-cell table:style-name="ce1" office:value-type="string">
            <text:p>MailData</text:p>
          </table:table-cell>
          <table:table-cell table:style-name="ce1" office:value-type="string">
            <text:p>Idle</text:p>
          </table:table-cell>
          <table:table-cell table:style-name="ce3"/>
          <table:table-cell table:style-name="ce1" table:number-columns-repeated="1017"/>
        </table:table-row>
        <table:table-row table:style-name="ro1">
          <table:table-cell office:value-type="string">
            <text:p>HELO toto.fr</text:p>
          </table:table-cell>
          <table:table-cell office:value-type="string">
            <text:p>Connected</text:p>
          </table:table-cell>
          <table:table-cell office:value-type="string">
            <text:p>Connected (error)</text:p>
          </table:table-cell>
          <table:table-cell office:value-type="string">
            <text:p>MailHeaders</text:p>
          </table:table-cell>
          <table:table-cell office:value-type="string">
            <text:p>Connected (error)</text:p>
          </table:table-cell>
          <table:table-cell office:value-type="string">
            <text:p>N/A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string">
            <text:p>MAIL FROM: thor@viking.net</text:p>
          </table:table-cell>
          <table:table-cell office:value-type="string">
            <text:p>HelloPhase (error)</text:p>
          </table:table-cell>
          <table:table-cell office:value-type="string">
            <text:p>MailHeaders</text:p>
          </table:table-cell>
          <table:table-cell office:value-type="string">
            <text:p>MailHeaders (error)</text:p>
          </table:table-cell>
          <table:table-cell office:value-type="string">
            <text:p>MailData</text:p>
          </table:table-cell>
          <table:table-cell office:value-type="string">
            <text:p>N/A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string">
            <text:p>RCPT TO: <text:a xlink:href="mailto:leopold@kwame.mendoza.epitech.eu">leopold@kwame.mendoza.epitech.eu</text:a></text:p>
          </table:table-cell>
          <table:table-cell office:value-type="string">
            <text:p>HelloPhase (error)</text:p>
          </table:table-cell>
          <table:table-cell office:value-type="string">
            <text:p>Connected (error)</text:p>
          </table:table-cell>
          <table:table-cell office:value-type="string">
            <text:p>MailHeaders</text:p>
          </table:table-cell>
          <table:table-cell office:value-type="string">
            <text:p>MailData</text:p>
          </table:table-cell>
          <table:table-cell office:value-type="string">
            <text:p>N/A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string">
            <text:p>DATA</text:p>
          </table:table-cell>
          <table:table-cell office:value-type="string">
            <text:p>HelloPhase (error)</text:p>
          </table:table-cell>
          <table:table-cell office:value-type="string">
            <text:p>Connected (error)</text:p>
          </table:table-cell>
          <table:table-cell table:number-columns-repeated="2" office:value-type="string">
            <text:p>MailData</text:p>
          </table:table-cell>
          <table:table-cell office:value-type="string">
            <text:p>N/A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string">
            <text:p>quit</text:p>
          </table:table-cell>
          <table:table-cell table:number-columns-repeated="3" office:value-type="string">
            <text:p>Idle</text:p>
          </table:table-cell>
          <table:table-cell office:value-type="string">
            <text:p>MailData</text:p>
          </table:table-cell>
          <table:table-cell office:value-type="string">
            <text:p>N/A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string">
            <text:p>Unknown</text:p>
          </table:table-cell>
          <table:table-cell office:value-type="string">
            <text:p>HelloPhase (error)</text:p>
          </table:table-cell>
          <table:table-cell office:value-type="string">
            <text:p>Connected (error)</text:p>
          </table:table-cell>
          <table:table-cell office:value-type="string">
            <text:p>MailHeaders (error)</text:p>
          </table:table-cell>
          <table:table-cell office:value-type="string">
            <text:p>MailData</text:p>
          </table:table-cell>
          <table:table-cell office:value-type="string">
            <text:p>N/A</text:p>
          </table:table-cell>
          <table:table-cell table:number-columns-repeated="1018"/>
        </table:table-row>
        <table:table-row table:style-name="ro1">
          <table:table-cell office:value-type="string">
            <text:p>&lt;CRLF&gt;.&lt;CRLF&gt;</text:p>
          </table:table-cell>
          <table:table-cell office:value-type="string">
            <text:p>HelloPhase (error)</text:p>
          </table:table-cell>
          <table:table-cell office:value-type="string">
            <text:p>Connected (error)</text:p>
          </table:table-cell>
          <table:table-cell office:value-type="string">
            <text:p>MailHeaders (error)</text:p>
          </table:table-cell>
          <table:table-cell office:value-type="string">
            <text:p>Connected (store mail)</text:p>
          </table:table-cell>
          <table:table-cell office:value-type="string">
            <text:p>N/A</text:p>
          </table:table-cell>
          <table:table-cell table:number-columns-repeated="1018"/>
        </table:table-row>
        <table:table-row table:style-name="ro1">
          <table:table-cell office:value-type="string">
            <text:p>&lt;socket broken&gt;</text:p>
          </table:table-cell>
          <table:table-cell table:number-columns-repeated="4" office:value-type="string">
            <text:p>Idle</text:p>
          </table:table-cell>
          <table:table-cell office:value-type="string">
            <text:p>N/A</text:p>
          </table:table-cell>
          <table:table-cell table:number-columns-repeated="1018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1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28">04/28/2012</text:date>, <text:time>11:24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toine luciani</meta:initial-creator>
    <meta:creation-date>2012-04-28T10:07:39</meta:creation-date>
    <dc:date>2012-04-28T11:24:38</dc:date>
    <dc:creator>antoine luciani</dc:creator>
    <meta:editing-duration>PT1H17M</meta:editing-duration>
    <meta:editing-cycles>32</meta:editing-cycles>
    <meta:generator>LibreOffice/3.4$Linux LibreOffice_project/340m1$Build-402</meta:generator>
    <meta:document-statistic meta:table-count="3" meta:cell-count="67" meta:object-count="0"/>
  </office:meta>
</office:document-meta>
</file>